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0" style:family="paragraph" style:parent-style-name="Table_20_Contents">
      <style:text-properties officeooo:rsid="001bfdc6" officeooo:paragraph-rsid="001bfdc6"/>
    </style:style>
    <style:style style:name="P31" style:family="paragraph" style:parent-style-name="Table_20_Contents">
      <style:text-properties officeooo:rsid="001ce5eb" officeooo:paragraph-rsid="001ce5eb"/>
    </style:style>
    <style:style style:name="P32" style:family="paragraph" style:parent-style-name="Table_20_Contents">
      <style:text-properties officeooo:rsid="0020e66a" officeooo:paragraph-rsid="0020e66a"/>
    </style:style>
    <style:style style:name="P33" style:family="paragraph" style:parent-style-name="Table_20_Contents">
      <style:text-properties officeooo:rsid="0020e66a" officeooo:paragraph-rsid="002f44c1"/>
    </style:style>
    <style:style style:name="P34" style:family="paragraph" style:parent-style-name="Table_20_Contents">
      <style:text-properties officeooo:paragraph-rsid="001ce5eb"/>
    </style:style>
    <style:style style:name="P35" style:family="paragraph" style:parent-style-name="Table_20_Contents">
      <style:text-properties officeooo:rsid="001ce5eb" officeooo:paragraph-rsid="001ce5eb" fo:background-color="transparent"/>
    </style:style>
    <style:style style:name="P36" style:family="paragraph" style:parent-style-name="Table_20_Contents">
      <style:text-properties officeooo:rsid="002bb31e" officeooo:paragraph-rsid="002bb31e"/>
    </style:style>
    <style:style style:name="P37" style:family="paragraph" style:parent-style-name="Table_20_Contents">
      <style:text-properties officeooo:rsid="002c1bbf" officeooo:paragraph-rsid="002c1bbf"/>
    </style:style>
    <style:style style:name="P38" style:family="paragraph" style:parent-style-name="Table_20_Contents">
      <style:text-properties officeooo:rsid="002da303" officeooo:paragraph-rsid="002da303"/>
    </style:style>
    <style:style style:name="P39" style:family="paragraph" style:parent-style-name="Table_20_Contents">
      <style:text-properties officeooo:rsid="002da303" officeooo:paragraph-rsid="0020e66a"/>
    </style:style>
    <style:style style:name="P40" style:family="paragraph" style:parent-style-name="Table_20_Contents">
      <style:text-properties officeooo:rsid="002f44c1" officeooo:paragraph-rsid="002f44c1"/>
    </style:style>
    <style:style style:name="P41" style:family="paragraph" style:parent-style-name="Table_20_Contents">
      <style:text-properties officeooo:rsid="00327015" officeooo:paragraph-rsid="00327015"/>
    </style:style>
    <style:style style:name="P42" style:family="paragraph" style:parent-style-name="Table_20_Contents">
      <style:text-properties officeooo:rsid="003355a3" officeooo:paragraph-rsid="003355a3"/>
    </style:style>
    <style:style style:name="P43" style:family="paragraph" style:parent-style-name="Table_20_Contents">
      <style:text-properties officeooo:rsid="003547a5" officeooo:paragraph-rsid="003547a5"/>
    </style:style>
    <style:style style:name="P44" style:family="paragraph" style:parent-style-name="Table_20_Contents">
      <style:text-properties officeooo:rsid="0039d373" officeooo:paragraph-rsid="0039d373"/>
    </style:style>
    <style:style style:name="P45" style:family="paragraph" style:parent-style-name="Table_20_Contents">
      <style:text-properties officeooo:rsid="003d3227" officeooo:paragraph-rsid="003d3227"/>
    </style:style>
    <style:style style:name="P46" style:family="paragraph" style:parent-style-name="Table_20_Contents">
      <style:text-properties officeooo:rsid="003e058c" officeooo:paragraph-rsid="003e058c"/>
    </style:style>
    <style:style style:name="P47" style:family="paragraph" style:parent-style-name="Table_20_Contents">
      <style:text-properties officeooo:rsid="003e058c" officeooo:paragraph-rsid="0049d9a3"/>
    </style:style>
    <style:style style:name="P48" style:family="paragraph" style:parent-style-name="Table_20_Contents">
      <style:text-properties officeooo:rsid="003ef708" officeooo:paragraph-rsid="003ef708"/>
    </style:style>
    <style:style style:name="P49" style:family="paragraph" style:parent-style-name="Table_20_Contents">
      <style:text-properties officeooo:rsid="0049d9a3" officeooo:paragraph-rsid="0049d9a3"/>
    </style:style>
    <style:style style:name="P50" style:family="paragraph" style:parent-style-name="Table_20_Contents">
      <style:text-properties officeooo:rsid="004a2bdb" officeooo:paragraph-rsid="004a2bdb"/>
    </style:style>
    <style:style style:name="P51" style:family="paragraph" style:parent-style-name="Table_20_Contents">
      <style:text-properties officeooo:rsid="004d7ee5" officeooo:paragraph-rsid="004d7ee5"/>
    </style:style>
    <style:style style:name="P52" style:family="paragraph" style:parent-style-name="Table_20_Contents">
      <style:text-properties officeooo:rsid="00572d39" officeooo:paragraph-rsid="00572d39"/>
    </style:style>
    <style:style style:name="P53" style:family="paragraph" style:parent-style-name="Table_20_Contents">
      <style:text-properties officeooo:rsid="005f13b1" officeooo:paragraph-rsid="005f13b1"/>
    </style:style>
    <style:style style:name="P54" style:family="paragraph" style:parent-style-name="Standard">
      <style:text-properties officeooo:rsid="001bfdc6" officeooo:paragraph-rsid="001bfdc6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5f13b1" officeooo:paragraph-rsid="00671fd9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5f13b1" officeooo:paragraph-rsid="006855a6" style:font-weight-asian="bold" style:font-weight-complex="bold"/>
    </style:style>
    <style:style style:name="P58" style:family="paragraph" style:parent-style-name="Table_20_Contents">
      <style:text-properties officeooo:rsid="005f13b1" officeooo:paragraph-rsid="005f13b1"/>
    </style:style>
    <style:style style:name="P59" style:family="paragraph" style:parent-style-name="Table_20_Contents">
      <style:text-properties officeooo:rsid="005f13b1" officeooo:paragraph-rsid="00671fd9"/>
    </style:style>
    <style:style style:name="P60" style:family="paragraph" style:parent-style-name="Table_20_Contents">
      <style:text-properties officeooo:rsid="005f13b1" officeooo:paragraph-rsid="006855a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  <style:style style:name="T23" style:family="text">
      <style:text-properties officeooo:rsid="00671fd9"/>
    </style:style>
    <style:style style:name="T24" style:family="text">
      <style:text-properties officeooo:rsid="006855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0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0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0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0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1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1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2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2">Andrea</text:p>
          </table:table-cell>
        </table:table-row>
        <table:table-row>
          <table:table-cell table:style-name="Tabella1.A8" office:value-type="string">
            <text:p text:style-name="P29">7</text:p>
          </table:table-cell>
          <table:table-cell table:style-name="Tabella1.A8" office:value-type="string">
            <text:p text:style-name="P35">Doodle for second weekly meeting</text:p>
          </table:table-cell>
          <table:table-cell table:style-name="Tabella1.A8" office:value-type="string">
            <text:p text:style-name="P28">08/11/2013</text:p>
          </table:table-cell>
          <table:table-cell table:style-name="Tabella1.D8" office:value-type="string">
            <text:p text:style-name="P35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1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0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1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1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0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0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0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0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2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2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1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1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2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1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1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6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6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0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0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0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6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6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6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6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6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7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2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7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1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1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8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8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2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2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0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0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30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30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8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3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0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1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8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9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2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2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8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8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3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3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8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4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4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4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4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4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4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4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4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8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8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4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4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4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6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6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9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7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0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0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0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0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0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0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0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0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0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2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2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2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2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2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2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2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2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2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2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2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2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2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2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2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2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2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2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2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2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2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2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53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53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53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53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46" office:value-type="string">
            <text:p text:style-name="P27">128</text:p>
          </table:table-cell>
          <table:table-cell table:style-name="Tabella1.A46" office:value-type="string">
            <text:p text:style-name="P53">User System Authentication</text:p>
          </table:table-cell>
          <table:table-cell table:style-name="Tabella1.A46" office:value-type="string">
            <text:p text:style-name="P27">09/12/2013</text:p>
          </table:table-cell>
          <table:table-cell table:style-name="Tabella1.D46" office:value-type="string">
            <text:p text:style-name="P53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53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3">Lorenzo + Andrea</text:p>
          </table:table-cell>
        </table:table-row>
        <table:table-row>
          <table:table-cell table:style-name="Tabella1.A46" office:value-type="string">
            <text:p text:style-name="P27">130</text:p>
          </table:table-cell>
          <table:table-cell table:style-name="Tabella1.A46" office:value-type="string">
            <text:p text:style-name="P53">Finalize Calculation Controller</text:p>
          </table:table-cell>
          <table:table-cell table:style-name="Tabella1.A46" office:value-type="string">
            <text:p text:style-name="P27">10/12/2013</text:p>
          </table:table-cell>
          <table:table-cell table:style-name="Tabella1.D46" office:value-type="string">
            <text:p text:style-name="P53">Lorenzo + Andrea</text:p>
          </table:table-cell>
        </table:table-row>
        <table:table-row>
          <table:table-cell table:style-name="Tabella1.A46" office:value-type="string">
            <text:p text:style-name="P27">131</text:p>
          </table:table-cell>
          <table:table-cell table:style-name="Tabella1.A46" office:value-type="string">
            <text:p text:style-name="P53">Finalize Methods that permit to the Math Engine and to the Calculation Controller to write in the DB</text:p>
          </table:table-cell>
          <table:table-cell table:style-name="Tabella1.A46" office:value-type="string">
            <text:p text:style-name="P27">10/12/2013</text:p>
          </table:table-cell>
          <table:table-cell table:style-name="Tabella1.D46" office:value-type="string">
            <text:p text:style-name="P53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53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3">Marko/Nikola</text:p>
          </table:table-cell>
        </table:table-row>
        <text:soft-page-break/>
        <table:table-row>
          <table:table-cell table:style-name="Tabella1.A46" office:value-type="string">
            <text:p text:style-name="P27">133</text:p>
          </table:table-cell>
          <table:table-cell table:style-name="Tabella1.A46" office:value-type="string">
            <text:p text:style-name="P53">Validate Math Engine with tests and test classes</text:p>
          </table:table-cell>
          <table:table-cell table:style-name="Tabella1.A46" office:value-type="string">
            <text:p text:style-name="P27">11/12/2013</text:p>
          </table:table-cell>
          <table:table-cell table:style-name="Tabella1.D46" office:value-type="string">
            <text:p text:style-name="P53">Miraldi + Lorenzo</text:p>
          </table:table-cell>
        </table:table-row>
        <table:table-row>
          <table:table-cell table:style-name="Tabella1.A46" office:value-type="string">
            <text:p text:style-name="P27">134</text:p>
          </table:table-cell>
          <table:table-cell table:style-name="Tabella1.A46" office:value-type="string">
            <text:p text:style-name="P53">Integrate the mathematical packet with the rest of the system</text:p>
          </table:table-cell>
          <table:table-cell table:style-name="Tabella1.A46" office:value-type="string">
            <text:p text:style-name="P27">11/12/2013</text:p>
          </table:table-cell>
          <table:table-cell table:style-name="Tabella1.D46" office:value-type="string">
            <text:p text:style-name="P53">Lorenzo + Marko + Jorn</text:p>
          </table:table-cell>
        </table:table-row>
        <table:table-row>
          <table:table-cell table:style-name="Tabella1.A46" office:value-type="string">
            <text:p text:style-name="P27">135</text:p>
          </table:table-cell>
          <table:table-cell table:style-name="Tabella1.A46" office:value-type="string">
            <text:p text:style-name="P53">Implementation of the historical web graphs</text:p>
          </table:table-cell>
          <table:table-cell table:style-name="Tabella1.A46" office:value-type="string">
            <text:p text:style-name="P27">11/12/2013</text:p>
          </table:table-cell>
          <table:table-cell table:style-name="Tabella1.D46" office:value-type="string">
            <text:p text:style-name="P53">Dzana + Nikola</text:p>
          </table:table-cell>
        </table:table-row>
        <table:table-row>
          <table:table-cell table:style-name="Tabella1.A46" office:value-type="string">
            <text:p text:style-name="P27">136</text:p>
          </table:table-cell>
          <table:table-cell table:style-name="Tabella1.A46" office:value-type="string">
            <text:p text:style-name="P53">Run the whole system in the VM</text:p>
          </table:table-cell>
          <table:table-cell table:style-name="Tabella1.A46" office:value-type="string">
            <text:p text:style-name="P27">11/12/2013</text:p>
          </table:table-cell>
          <table:table-cell table:style-name="Tabella1.D46" office:value-type="string">
            <text:p text:style-name="P53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53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53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140" office:value-type="string">
            <text:p text:style-name="P27">139</text:p>
          </table:table-cell>
          <table:table-cell table:style-name="Tabella1.A140" office:value-type="string">
            <text:p text:style-name="P53">Minutes of Meeting</text:p>
          </table:table-cell>
          <table:table-cell table:style-name="Tabella1.A140" office:value-type="string">
            <text:p text:style-name="P27">13/12/2013</text:p>
          </table:table-cell>
          <table:table-cell table:style-name="Tabella1.D140" office:value-type="string">
            <text:p text:style-name="P53">Marko/Nikola</text:p>
          </table:table-cell>
        </table:table-row>
        <table:table-row>
          <table:table-cell table:style-name="Tabella1.A140" office:value-type="string">
            <text:p text:style-name="P57"><text:span text:style-name="T24">140</text:span></text:p>
          </table:table-cell>
          <table:table-cell table:style-name="Tabella1.A140" office:value-type="string">
            <text:p text:style-name="P59"><text:span text:style-name="T23">Meeting Agenda</text:span></text:p>
          </table:table-cell>
          <table:table-cell table:style-name="Tabella1.A140" office:value-type="string">
            <text:p text:style-name="P56"><text:span text:style-name="T23">15/12/2013</text:span></text:p>
          </table:table-cell>
          <table:table-cell table:style-name="Tabella1.D140" office:value-type="string">
            <text:p text:style-name="P59"><text:span text:style-name="T23">Andrea</text:span></text:p>
          </table:table-cell>
        </table:table-row>
        <table:table-row>
          <table:table-cell table:style-name="Tabella1.A140" office:value-type="string">
            <text:p text:style-name="P57"><text:span text:style-name="T24">141</text:span></text:p>
          </table:table-cell>
          <table:table-cell table:style-name="Tabella1.A140" office:value-type="string">
            <text:p text:style-name="P59"><text:span text:style-name="T23">Week Report</text:span></text:p>
          </table:table-cell>
          <table:table-cell table:style-name="Tabella1.A140" office:value-type="string">
            <text:p text:style-name="P56"><text:span text:style-name="T23">15/12/2013</text:span></text:p>
          </table:table-cell>
          <table:table-cell table:style-name="Tabella1.D140" office:value-type="string">
            <text:p text:style-name="P59"><text:span text:style-name="T23">All</text:span></text:p>
          </table:table-cell>
        </table:table-row>
        <table:table-row>
          <table:table-cell table:style-name="Tabella1.A140" office:value-type="string">
            <text:p text:style-name="P57"><text:span text:style-name="T24">142</text:span></text:p>
          </table:table-cell>
          <table:table-cell table:style-name="Tabella1.A140" office:value-type="string">
            <text:p text:style-name="P59"><text:span text:style-name="T23">Group Meeting</text:span></text:p>
          </table:table-cell>
          <table:table-cell table:style-name="Tabella1.A140" office:value-type="string">
            <text:p text:style-name="P56"><text:span text:style-name="T23">15/12/2013</text:span></text:p>
          </table:table-cell>
          <table:table-cell table:style-name="Tabella1.D140" office:value-type="string">
            <text:p text:style-name="P59"><text:span text:style-name="T23">All</text:span></text:p>
          </table:table-cell>
        </table:table-row>
        <table:table-row>
          <table:table-cell table:style-name="Tabella1.A140" office:value-type="string">
            <text:p text:style-name="P57"><text:span text:style-name="T24">143</text:span></text:p>
          </table:table-cell>
          <table:table-cell table:style-name="Tabella1.A140" office:value-type="string">
            <text:p text:style-name="P59"><text:span text:style-name="T23">Summary Week Report</text:span></text:p>
          </table:table-cell>
          <table:table-cell table:style-name="Tabella1.A140" office:value-type="string">
            <text:p text:style-name="P56"><text:span text:style-name="T23">16/12/2013</text:span></text:p>
          </table:table-cell>
          <table:table-cell table:style-name="Tabella1.D140" office:value-type="string">
            <text:p text:style-name="P59"><text:span text:style-name="T23">Andrea</text:span></text:p>
          </table:table-cell>
        </table:table-row>
        <table:table-row>
          <table:table-cell table:style-name="Tabella1.A140" office:value-type="string">
            <text:p text:style-name="P57"><text:span text:style-name="T24">144</text:span></text:p>
          </table:table-cell>
          <table:table-cell table:style-name="Tabella1.A140" office:value-type="string">
            <text:p text:style-name="P59"><text:span text:style-name="T23">Minutes of Meeting</text:span></text:p>
          </table:table-cell>
          <table:table-cell table:style-name="Tabella1.A140" office:value-type="string">
            <text:p text:style-name="P56"><text:span text:style-name="T23">16/12/2013</text:span></text:p>
          </table:table-cell>
          <table:table-cell table:style-name="Tabella1.D140" office:value-type="string">
            <text:p text:style-name="P59"><text:span text:style-name="T23">Marko/Nikola</text:span></text:p>
          </table:table-cell>
        </table:table-row>
        <table:table-row>
          <table:table-cell table:style-name="Tabella1.A140" office:value-type="string">
            <text:p text:style-name="P57"><text:span text:style-name="T24">145</text:span></text:p>
          </table:table-cell>
          <table:table-cell table:style-name="Tabella1.A140" office:value-type="string">
            <text:p text:style-name="P59"><text:span text:style-name="T23">Meeting Agenda</text:span></text:p>
          </table:table-cell>
          <table:table-cell table:style-name="Tabella1.A140" office:value-type="string">
            <text:p text:style-name="P56"><text:span text:style-name="T23">16/12/2013</text:span></text:p>
          </table:table-cell>
          <table:table-cell table:style-name="Tabella1.D140" office:value-type="string">
            <text:p text:style-name="P59"><text:span text:style-name="T23">Andrea</text:span></text:p>
          </table:table-cell>
        </table:table-row>
        <table:table-row>
          <table:table-cell table:style-name="Tabella1.A140" office:value-type="string">
            <text:p text:style-name="P57"><text:span text:style-name="T24">146</text:span></text:p>
          </table:table-cell>
          <table:table-cell table:style-name="Tabella1.A140" office:value-type="string">
            <text:p text:style-name="P59"><text:span text:style-name="T23">Group Meeting</text:span></text:p>
          </table:table-cell>
          <table:table-cell table:style-name="Tabella1.A140" office:value-type="string">
            <text:p text:style-name="P56"><text:span text:style-name="T23">16/12/2013</text:span></text:p>
          </table:table-cell>
          <table:table-cell table:style-name="Tabella1.D140" office:value-type="string">
            <text:p text:style-name="P59"><text:span text:style-name="T23">All</text:span></text:p>
          </table:table-cell>
        </table:table-row>
        <table:table-row>
          <table:table-cell table:style-name="Tabella1.A140" office:value-type="string">
            <text:p text:style-name="P57"><text:span text:style-name="T24">147</text:span></text:p>
          </table:table-cell>
          <table:table-cell table:style-name="Tabella1.A140" office:value-type="string">
            <text:p text:style-name="P59"><text:span text:style-name="T23">Beta Prototype Presentation v 1.0</text:span></text:p>
          </table:table-cell>
          <table:table-cell table:style-name="Tabella1.A140" office:value-type="string">
            <text:p text:style-name="P56"><text:span text:style-name="T23">16/12/2013</text:span></text:p>
          </table:table-cell>
          <table:table-cell table:style-name="Tabella1.D140" office:value-type="string">
            <text:p text:style-name="P59"><text:span text:style-name="T23">Lorenzo + Miraldi</text:span></text:p>
          </table:table-cell>
        </table:table-row>
        <table:table-row>
          <table:table-cell table:style-name="Tabella1.A140" office:value-type="string">
            <text:p text:style-name="P57"><text:span text:style-name="T24">148</text:span></text:p>
          </table:table-cell>
          <table:table-cell table:style-name="Tabella1.A140" office:value-type="string">
            <text:p text:style-name="P59"><text:span text:style-name="T23">Minutes of Meeting</text:span></text:p>
          </table:table-cell>
          <table:table-cell table:style-name="Tabella1.A140" office:value-type="string">
            <text:p text:style-name="P56"><text:span text:style-name="T23">17/12/2013</text:span></text:p>
          </table:table-cell>
          <table:table-cell table:style-name="Tabella1.D140" office:value-type="string">
            <text:p text:style-name="P59"><text:span text:style-name="T23">Marko/Nikola</text:span></text:p>
          </table:table-cell>
        </table:table-row>
        <table:table-row>
          <table:table-cell table:style-name="Tabella1.A140" office:value-type="string">
            <text:p text:style-name="P57"><text:span text:style-name="T24">149</text:span></text:p>
          </table:table-cell>
          <table:table-cell table:style-name="Tabella1.A140" office:value-type="string">
            <text:p text:style-name="P59"><text:span text:style-name="T23">Customer Meeting</text:span></text:p>
          </table:table-cell>
          <table:table-cell table:style-name="Tabella1.A140" office:value-type="string">
            <text:p text:style-name="P56"><text:span text:style-name="T23">17/12/2013</text:span></text:p>
          </table:table-cell>
          <table:table-cell table:style-name="Tabella1.D140" office:value-type="string">
            <text:p text:style-name="P59"><text:span text:style-name="T23">Andrea + Lorenzo</text:span></text:p>
          </table:table-cell>
        </table:table-row>
        <table:table-row>
          <table:table-cell table:style-name="Tabella1.A140" office:value-type="string">
            <text:p text:style-name="P57"><text:span text:style-name="T24">150</text:span></text:p>
          </table:table-cell>
          <table:table-cell table:style-name="Tabella1.A140" office:value-type="string">
            <text:p text:style-name="P59"><text:span text:style-name="T23">Customer Meeting Summary</text:span></text:p>
          </table:table-cell>
          <table:table-cell table:style-name="Tabella1.A140" office:value-type="string">
            <text:p text:style-name="P56"><text:span text:style-name="T23">17/12/2013</text:span></text:p>
          </table:table-cell>
          <table:table-cell table:style-name="Tabella1.D140" office:value-type="string">
            <text:p text:style-name="P59"><text:span text:style-name="T23">Andrea</text:span></text:p>
          </table:table-cell>
        </table:table-row>
        <table:table-row>
          <table:table-cell table:style-name="Tabella1.A140" office:value-type="string">
            <text:p text:style-name="P57"><text:span text:style-name="T24">151</text:span></text:p>
          </table:table-cell>
          <table:table-cell table:style-name="Tabella1.A140" office:value-type="string">
            <text:p text:style-name="P59"><text:span text:style-name="T23">Acceptance Test with Customer</text:span></text:p>
          </table:table-cell>
          <table:table-cell table:style-name="Tabella1.A140" office:value-type="string">
            <text:p text:style-name="P56"><text:span text:style-name="T23">17/12/2013</text:span></text:p>
          </table:table-cell>
          <table:table-cell table:style-name="Tabella1.D140" office:value-type="string">
            <text:p text:style-name="P59"><text:span text:style-name="T23">Andrea</text:span></text:p>
          </table:table-cell>
        </table:table-row>
        <table:table-row>
          <table:table-cell table:style-name="Tabella1.A140" office:value-type="string">
            <text:p text:style-name="P57"><text:span text:style-name="T24">152</text:span></text:p>
          </table:table-cell>
          <table:table-cell table:style-name="Tabella1.A140" office:value-type="string">
            <text:p text:style-name="P59"><text:span text:style-name="T23">Managing Meeting</text:span></text:p>
          </table:table-cell>
          <table:table-cell table:style-name="Tabella1.A140" office:value-type="string">
            <text:p text:style-name="P56"><text:span text:style-name="T23">17/12/2013</text:span></text:p>
          </table:table-cell>
          <table:table-cell table:style-name="Tabella1.D140" office:value-type="string">
            <text:p text:style-name="P59"><text:span text:style-name="T23">Andrea + Dzana</text:span></text:p>
          </table:table-cell>
        </table:table-row>
        <table:table-row>
          <table:table-cell table:style-name="Tabella1.A140" office:value-type="string">
            <text:p text:style-name="P57"><text:span text:style-name="T24">153</text:span></text:p>
          </table:table-cell>
          <table:table-cell table:style-name="Tabella1.A140" office:value-type="string">
            <text:p text:style-name="P59"><text:span text:style-name="T23">Supervisors Meeting</text:span></text:p>
          </table:table-cell>
          <table:table-cell table:style-name="Tabella1.A140" office:value-type="string">
            <text:p text:style-name="P56"><text:span text:style-name="T23">18/12/2013</text:span></text:p>
          </table:table-cell>
          <table:table-cell table:style-name="Tabella1.D140" office:value-type="string">
            <text:p text:style-name="P59"><text:span text:style-name="T23">Andrea</text:span></text:p>
          </table:table-cell>
        </table:table-row>
        <table:table-row>
          <table:table-cell table:style-name="Tabella1.A140" office:value-type="string">
            <text:p text:style-name="P57"><text:span text:style-name="T24">154</text:span></text:p>
          </table:table-cell>
          <table:table-cell table:style-name="Tabella1.A140" office:value-type="string">
            <text:p text:style-name="P59"><text:span text:style-name="T23">Supervisors Meeting Summary</text:span></text:p>
          </table:table-cell>
          <table:table-cell table:style-name="Tabella1.A140" office:value-type="string">
            <text:p text:style-name="P56"><text:span text:style-name="T23">18/12/2013</text:span></text:p>
          </table:table-cell>
          <table:table-cell table:style-name="Tabella1.D140" office:value-type="string">
            <text:p text:style-name="P59"><text:span text:style-name="T23">Andrea</text:span></text:p>
          </table:table-cell>
        </table:table-row>
        <table:table-row>
          <table:table-cell table:style-name="Tabella1.A140" office:value-type="string">
            <text:p text:style-name="P57"><text:span text:style-name="T24">155</text:span></text:p>
          </table:table-cell>
          <table:table-cell table:style-name="Tabella1.A140" office:value-type="string">
            <text:p text:style-name="P59"><text:span text:style-name="T23">Beta Prototype Presentatio Final Version</text:span></text:p>
          </table:table-cell>
          <table:table-cell table:style-name="Tabella1.A140" office:value-type="string">
            <text:p text:style-name="P56"><text:span text:style-name="T23">18/12/2013</text:span></text:p>
          </table:table-cell>
          <table:table-cell table:style-name="Tabella1.D140" office:value-type="string">
            <text:p text:style-name="P59"><text:span text:style-name="T23">Lorenzo + Miraldi</text:span></text:p>
          </table:table-cell>
        </table:table-row>
        <table:table-row>
          <table:table-cell table:style-name="Tabella1.A140" office:value-type="string">
            <text:p text:style-name="P57"><text:span text:style-name="T24">156</text:span></text:p>
          </table:table-cell>
          <table:table-cell table:style-name="Tabella1.A140" office:value-type="string">
            <text:p text:style-name="P59"><text:span text:style-name="T23">Presentation</text:span></text:p>
          </table:table-cell>
          <table:table-cell table:style-name="Tabella1.A140" office:value-type="string">
            <text:p text:style-name="P56"><text:span text:style-name="T23">19/12/2013</text:span></text:p>
          </table:table-cell>
          <table:table-cell table:style-name="Tabella1.D140" office:value-type="string">
            <text:p text:style-name="P59"><text:span text:style-name="T23">Lorenzo + Miraldi</text:span></text:p>
          </table:table-cell>
        </table:table-row>
        <table:table-row>
          <table:table-cell table:style-name="Tabella1.A140" office:value-type="string">
            <text:p text:style-name="P57"><text:span text:style-name="T24">157</text:span></text:p>
          </table:table-cell>
          <table:table-cell table:style-name="Tabella1.A140" office:value-type="string">
            <text:p text:style-name="P59"><text:span text:style-name="T23">Class Lecture</text:span></text:p>
          </table:table-cell>
          <table:table-cell table:style-name="Tabella1.A140" office:value-type="string">
            <text:p text:style-name="P56"><text:span text:style-name="T23">19/12/2013</text:span></text:p>
          </table:table-cell>
          <table:table-cell table:style-name="Tabella1.D140" office:value-type="string">
            <text:p text:style-name="P59"><text:span text:style-name="T23">All</text:span></text:p>
          </table:table-cell>
        </table:table-row>
        <table:table-row>
          <table:table-cell table:style-name="Tabella1.A140" office:value-type="string">
            <text:p text:style-name="P57"><text:span text:style-name="T24">158</text:span></text:p>
          </table:table-cell>
          <table:table-cell table:style-name="Tabella1.A140" office:value-type="string">
            <text:p text:style-name="P59"><text:span text:style-name="T23">Meeting Agenda</text:span></text:p>
          </table:table-cell>
          <table:table-cell table:style-name="Tabella1.A140" office:value-type="string">
            <text:p text:style-name="P56"><text:span text:style-name="T23">19/12/2013</text:span></text:p>
          </table:table-cell>
          <table:table-cell table:style-name="Tabella1.D140" office:value-type="string">
            <text:p text:style-name="P59"><text:span text:style-name="T23">Andrea</text:span></text:p>
          </table:table-cell>
        </table:table-row>
        <table:table-row>
          <table:table-cell table:style-name="Tabella1.A140" office:value-type="string">
            <text:p text:style-name="P57"><text:span text:style-name="T24">159</text:span></text:p>
          </table:table-cell>
          <table:table-cell table:style-name="Tabella1.A140" office:value-type="string">
            <text:p text:style-name="P59"><text:span text:style-name="T23">Group Meeting</text:span></text:p>
          </table:table-cell>
          <table:table-cell table:style-name="Tabella1.A140" office:value-type="string">
            <text:p text:style-name="P56"><text:span text:style-name="T23">19/12/2013</text:span></text:p>
          </table:table-cell>
          <table:table-cell table:style-name="Tabella1.D140" office:value-type="string">
            <text:p text:style-name="P59"><text:span text:style-name="T23">All</text:span></text:p>
          </table:table-cell>
        </table:table-row>
        <table:table-row>
          <table:table-cell table:style-name="Tabella1.A140" office:value-type="string">
            <text:p text:style-name="P57"><text:span text:style-name="T24">160</text:span></text:p>
          </table:table-cell>
          <table:table-cell table:style-name="Tabella1.A140" office:value-type="string">
            <text:p text:style-name="P59"><text:span text:style-name="T23">Technical Document v1.0</text:span></text:p>
          </table:table-cell>
          <table:table-cell table:style-name="Tabella1.A140" office:value-type="string">
            <text:p text:style-name="P56"><text:span text:style-name="T23">19/12/2013</text:span></text:p>
          </table:table-cell>
          <table:table-cell table:style-name="Tabella1.D140" office:value-type="string">
            <text:p text:style-name="P59"><text:span text:style-name="T23">Andrea</text:span></text:p>
          </table:table-cell>
        </table:table-row>
        <table:table-row>
          <table:table-cell table:style-name="Tabella1.A140" office:value-type="string">
            <text:p text:style-name="P57"><text:span text:style-name="T24">161</text:span></text:p>
          </table:table-cell>
          <table:table-cell table:style-name="Tabella1.A140" office:value-type="string">
            <text:p text:style-name="P59"><text:span text:style-name="T23">User Guide v 1.0</text:span></text:p>
          </table:table-cell>
          <table:table-cell table:style-name="Tabella1.A140" office:value-type="string">
            <text:p text:style-name="P56"><text:span text:style-name="T23">19/12/2013</text:span></text:p>
          </table:table-cell>
          <table:table-cell table:style-name="Tabella1.D140" office:value-type="string">
            <text:p text:style-name="P59"><text:span text:style-name="T23">Dzana + Nikola + Andrea</text:span></text:p>
          </table:table-cell>
        </table:table-row>
        <table:table-row>
          <table:table-cell table:style-name="Tabella1.A140" office:value-type="string">
            <text:p text:style-name="P57"><text:span text:style-name="T24">162</text:span></text:p>
          </table:table-cell>
          <table:table-cell table:style-name="Tabella1.A140" office:value-type="string">
            <text:p text:style-name="P59"><text:span text:style-name="T23">Installation Guide v 1.0</text:span></text:p>
          </table:table-cell>
          <table:table-cell table:style-name="Tabella1.A140" office:value-type="string">
            <text:p text:style-name="P56"><text:span text:style-name="T23">19/12/2013</text:span></text:p>
          </table:table-cell>
          <table:table-cell table:style-name="Tabella1.D140" office:value-type="string">
            <text:p text:style-name="P59"><text:span text:style-name="T23">Marko + Jorn + Lorenzo</text:span></text:p>
          </table:table-cell>
        </table:table-row>
        <table:table-row>
          <table:table-cell table:style-name="Tabella1.A140" office:value-type="string">
            <text:p text:style-name="P57"><text:span text:style-name="T24">163</text:span></text:p>
          </table:table-cell>
          <table:table-cell table:style-name="Tabella1.A140" office:value-type="string">
            <text:p text:style-name="P59"><text:span text:style-name="T23">Test Report</text:span></text:p>
          </table:table-cell>
          <table:table-cell table:style-name="Tabella1.A140" office:value-type="string">
            <text:p text:style-name="P56"><text:span text:style-name="T23">19/12/2013</text:span></text:p>
          </table:table-cell>
          <table:table-cell table:style-name="Tabella1.D140" office:value-type="string">
            <text:p text:style-name="P59"><text:span text:style-name="T23">Miraldi</text:span></text:p>
          </table:table-cell>
        </table:table-row>
        <table:table-row>
          <table:table-cell table:style-name="Tabella1.A140" office:value-type="string">
            <text:p text:style-name="P57"><text:span text:style-name="T24">164</text:span></text:p>
          </table:table-cell>
          <table:table-cell table:style-name="Tabella1.A140" office:value-type="string">
            <text:p text:style-name="P60"><text:span text:style-name="T24">Final Project Report v 1.0</text:span></text:p>
          </table:table-cell>
          <table:table-cell table:style-name="Tabella1.A140" office:value-type="string">
            <text:p text:style-name="P57"><text:span text:style-name="T24">19/12/2013</text:span></text:p>
          </table:table-cell>
          <table:table-cell table:style-name="Tabella1.D140" office:value-type="string">
            <text:p text:style-name="P60"><text:span text:style-name="T24">Andrea</text:span></text:p>
          </table:table-cell>
        </table:table-row>
        <table:table-row>
          <table:table-cell table:style-name="Tabella1.A140" office:value-type="string">
            <text:p text:style-name="P57"><text:span text:style-name="T24">165</text:span></text:p>
          </table:table-cell>
          <table:table-cell table:style-name="Tabella1.A140" office:value-type="string">
            <text:p text:style-name="P60"><text:span text:style-name="T24">Beta prototype Final Deadline</text:span></text:p>
          </table:table-cell>
          <table:table-cell table:style-name="Tabella1.A140" office:value-type="string">
            <text:p text:style-name="P57"><text:span text:style-name="T24">19/12/2013</text:span></text:p>
          </table:table-cell>
          <table:table-cell table:style-name="Tabella1.D140" office:value-type="string">
            <text:p text:style-name="P60"><text:span text:style-name="T24">All</text:span></text:p>
          </table:table-cell>
        </table:table-row>
        <table:table-row>
          <table:table-cell table:style-name="Tabella1.A140" office:value-type="string">
            <text:p text:style-name="P57"><text:span text:style-name="T24">166</text:span></text:p>
          </table:table-cell>
          <table:table-cell table:style-name="Tabella1.A140" office:value-type="string">
            <text:p text:style-name="P60"><text:span text:style-name="T24">Minutes of Meeting</text:span></text:p>
          </table:table-cell>
          <table:table-cell table:style-name="Tabella1.A140" office:value-type="string">
            <text:p text:style-name="P57"><text:span text:style-name="T24">20/12/2013</text:span></text:p>
          </table:table-cell>
          <table:table-cell table:style-name="Tabella1.D140" office:value-type="string">
            <text:p text:style-name="P60"><text:span text:style-name="T24">Marko/Nikola</text:span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13T02:12:59.83</dc:date>
    <meta:editing-duration>PT2H5M12S</meta:editing-duration>
    <meta:editing-cycles>77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668" meta:word-count="1304" meta:character-count="8122" meta:non-whitespace-character-count="7484"/>
  </office:meta>
</office:document-meta>
</file>